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中含有中文字符无法运行的解决方法</text:h>
      <text:p text:style-name="Text_20_body">在python代码第一行加入下面这一句后，再编写代码就可以自由的输入中文了。</text:p>
      <text:p text:style-name="Text_20_body">#coding=utf-8</text:p>
      <text:p text:style-name="Text_20_body">网上的说法和之前报错来看好像是python 默认只支持ASCII码的字符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41:12.430269733</meta:creation-date>
    <dc:date>2018-03-07T10:41:33.769310367</dc:date>
    <meta:editing-duration>PT21S</meta:editing-duration>
    <meta:editing-cycles>1</meta:editing-cycles>
    <meta:document-statistic meta:table-count="0" meta:image-count="0" meta:object-count="0" meta:page-count="1" meta:paragraph-count="4" meta:word-count="78" meta:character-count="110" meta:non-whitespace-character-count="109"/>
    <meta:generator>LibreOffice/5.1.6.2$Linux_X86_64 LibreOffice_project/10m0$Build-2</meta:generator>
  </office:meta>
</office:document-meta>
</file>